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9" style:family="table-cell" style:parent-style-name="Default" style:data-style-name="N2"/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4.226cm" svg:height="8.999cm" svg:x="24.488cm" svg:y="0.58cm">
            <draw:object draw:notify-on-update-of-ranges="Feuille1.A2:Feuille1.A14 Feuille1.C1:Feuille1.C1 Feuille1.C2:Feuille1.C14 Feuille1.D1:Feuille1.D1 Feuille1.D2:Feuille1.D14 Feuille1.E1:Feuille1.E1 Feuille1.E2:Feuille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2"/>
        <table:table-column table:style-name="co2" table:default-cell-style-name="ce2"/>
        <table:table-column table:style-name="co2" table:default-cell-style-name="ce9"/>
        <table:table-column table:style-name="co2" table:default-cell-style-name="ce1"/>
        <table:table-column table:style-name="co2" table:default-cell-style-name="ce3"/>
        <table:table-row table:style-name="ro1">
          <table:table-cell/>
          <table:table-cell table:style-name="ce1" office:value-type="string" calcext:value-type="string">
            <text:p>Complétion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Jours passé</text:p>
          </table:table-cell>
          <table:table-cell office:value-type="string" calcext:value-type="string">
            <text:p>Jours restant</text:p>
          </table:table-cell>
          <table:table-cell table:style-name="ce1" office:value-type="string" calcext:value-type="string">
            <text:p>Date Fin</text:p>
          </table:table-cell>
        </table:table-row>
        <table:table-row table:style-name="ro1">
          <table:table-cell office:value-type="string" calcext:value-type="string">
            <text:p>Choix du sujet (tout le monde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09-10" calcext:value-type="date">
            <text:p>10/09/23</text:p>
          </table:table-cell>
          <table:table-cell table:formula="of:=IF(TODAY()&gt;[.C2];IF(TODAY()&lt;[.F2];DAYS(TODAY();[.C2]);DAYS([.F2];[.C2]));0)" office:value-type="float" office:value="10" calcext:value-type="float">
            <text:p>10,00</text:p>
          </table:table-cell>
          <table:table-cell table:formula="of:=DAYS([.F2];[.C2])-[.D2]" office:value-type="float" office:value="0" calcext:value-type="float">
            <text:p>0</text:p>
          </table:table-cell>
          <table:table-cell office:value-type="date" office:date-value="2023-09-20" calcext:value-type="date">
            <text:p>20/09/23</text:p>
          </table:table-cell>
        </table:table-row>
        <table:table-row table:style-name="ro1">
          <table:table-cell office:value-type="string" calcext:value-type="string">
            <text:p>Création du groupe (tout le monde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09-13" calcext:value-type="date">
            <text:p>13/09/23</text:p>
          </table:table-cell>
          <table:table-cell table:formula="of:=IF(TODAY()&gt;[.C3];IF(TODAY()&lt;[.F3];DAYS(TODAY();[.C3]);DAYS([.F3];[.C3]));0)" office:value-type="float" office:value="7" calcext:value-type="float">
            <text:p>7,00</text:p>
          </table:table-cell>
          <table:table-cell table:formula="of:=DAYS([.F3];[.C3])-[.D3]" office:value-type="float" office:value="0" calcext:value-type="float">
            <text:p>0</text:p>
          </table:table-cell>
          <table:table-cell office:value-type="date" office:date-value="2023-09-20" calcext:value-type="date">
            <text:p>20/09/23</text:p>
          </table:table-cell>
        </table:table-row>
        <table:table-row table:style-name="ro1">
          <table:table-cell office:value-type="string" calcext:value-type="string">
            <text:p>Description du projet (tout le monde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09-20" calcext:value-type="date">
            <text:p>20/09/23</text:p>
          </table:table-cell>
          <table:table-cell table:formula="of:=IF(TODAY()&gt;[.C4];IF(TODAY()&lt;[.F4];DAYS(TODAY();[.C4]);DAYS([.F4];[.C4]));0)" office:value-type="float" office:value="7" calcext:value-type="float">
            <text:p>7,00</text:p>
          </table:table-cell>
          <table:table-cell table:formula="of:=DAYS([.F4];[.C4])-[.D4]" office:value-type="float" office:value="0" calcext:value-type="float">
            <text:p>0</text:p>
          </table:table-cell>
          <table:table-cell office:value-type="date" office:date-value="2023-09-27" calcext:value-type="date">
            <text:p>27/09/23</text:p>
          </table:table-cell>
        </table:table-row>
        <table:table-row table:style-name="ro1">
          <table:table-cell office:value-type="string" calcext:value-type="string">
            <text:p>Github du projet (Rayan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09-20" calcext:value-type="date">
            <text:p>20/09/23</text:p>
          </table:table-cell>
          <table:table-cell table:formula="of:=IF(TODAY()&gt;[.C5];IF(TODAY()&lt;[.F5];DAYS(TODAY();[.C5]);DAYS([.F5];[.C5]));0)" office:value-type="float" office:value="7" calcext:value-type="float">
            <text:p>7,00</text:p>
          </table:table-cell>
          <table:table-cell table:formula="of:=DAYS([.F5];[.C5])-[.D5]" office:value-type="float" office:value="0" calcext:value-type="float">
            <text:p>0</text:p>
          </table:table-cell>
          <table:table-cell office:value-type="date" office:date-value="2023-09-27" calcext:value-type="date">
            <text:p>27/09/23</text:p>
          </table:table-cell>
        </table:table-row>
        <table:table-row table:style-name="ro1">
          <table:table-cell office:value-type="string" calcext:value-type="string">
            <text:p>Cas d’utilisation (tout le monde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09-27" calcext:value-type="date">
            <text:p>27/09/23</text:p>
          </table:table-cell>
          <table:table-cell table:formula="of:=IF(TODAY()&gt;[.C6];IF(TODAY()&lt;[.F6];DAYS(TODAY();[.C6]);DAYS([.F6];[.C6]));0)" office:value-type="float" office:value="22" calcext:value-type="float">
            <text:p>22,00</text:p>
          </table:table-cell>
          <table:table-cell table:formula="of:=DAYS([.F6];[.C6])-[.D6]" office:value-type="float" office:value="0" calcext:value-type="float">
            <text:p>0</text:p>
          </table:table-cell>
          <table:table-cell office:value-type="date" office:date-value="2023-10-19" calcext:value-type="date">
            <text:p>19/10/23</text:p>
          </table:table-cell>
        </table:table-row>
        <table:table-row table:style-name="ro1">
          <table:table-cell office:value-type="string" calcext:value-type="string">
            <text:p>Maquettes (tout le monde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10-04" calcext:value-type="date">
            <text:p>04/10/23</text:p>
          </table:table-cell>
          <table:table-cell table:formula="of:=IF(TODAY()&gt;[.C7];IF(TODAY()&lt;[.F7];DAYS(TODAY();[.C7]);DAYS([.F7];[.C7]));0)" office:value-type="float" office:value="17" calcext:value-type="float">
            <text:p>17,00</text:p>
          </table:table-cell>
          <table:table-cell table:formula="of:=DAYS([.F7];[.C7])-[.D7]" office:value-type="float" office:value="0" calcext:value-type="float">
            <text:p>0</text:p>
          </table:table-cell>
          <table:table-cell office:value-type="date" office:date-value="2023-10-21" calcext:value-type="date">
            <text:p>21/10/23</text:p>
          </table:table-cell>
        </table:table-row>
        <table:table-row table:style-name="ro1">
          <table:table-cell office:value-type="string" calcext:value-type="string">
            <text:p>MCD / MOD (Elisa et Rayan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10-11" calcext:value-type="date">
            <text:p>11/10/23</text:p>
          </table:table-cell>
          <table:table-cell table:formula="of:=IF(TODAY()&gt;[.C8];IF(TODAY()&lt;[.F8];DAYS(TODAY();[.C8]);DAYS([.F8];[.C8]));0)" office:value-type="float" office:value="10" calcext:value-type="float">
            <text:p>10,00</text:p>
          </table:table-cell>
          <table:table-cell table:formula="of:=DAYS([.F8];[.C8])-[.D8]" office:value-type="float" office:value="0" calcext:value-type="float">
            <text:p>0</text:p>
          </table:table-cell>
          <table:table-cell office:value-type="date" office:date-value="2023-10-21" calcext:value-type="date">
            <text:p>21/10/23</text:p>
          </table:table-cell>
        </table:table-row>
        <table:table-row table:style-name="ro1">
          <table:table-cell office:value-type="string" calcext:value-type="string">
            <text:p>Canvas (Rayan,Adrian, Ibrahima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10-13" calcext:value-type="date">
            <text:p>13/10/23</text:p>
          </table:table-cell>
          <table:table-cell table:formula="of:=IF(TODAY()&gt;[.C9];IF(TODAY()&lt;[.F9];DAYS(TODAY();[.C9]);DAYS([.F9];[.C9]));0)" office:value-type="float" office:value="8" calcext:value-type="float">
            <text:p>8,00</text:p>
          </table:table-cell>
          <table:table-cell table:formula="of:=DAYS([.F9];[.C9])-[.D9]" office:value-type="float" office:value="0" calcext:value-type="float">
            <text:p>0</text:p>
          </table:table-cell>
          <table:table-cell office:value-type="date" office:date-value="2023-10-21" calcext:value-type="date">
            <text:p>21/10/23</text:p>
          </table:table-cell>
        </table:table-row>
        <table:table-row table:style-name="ro1">
          <table:table-cell office:value-type="string" calcext:value-type="string">
            <text:p>Diagramme de gantt (Elisa,Cedric et Rayan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10-25" calcext:value-type="date">
            <text:p>25/10/23</text:p>
          </table:table-cell>
          <table:table-cell table:formula="of:=IF(TODAY()&gt;[.C10];IF(TODAY()&lt;[.F10];DAYS(TODAY();[.C10]);DAYS([.F10];[.C10]));0)" office:value-type="float" office:value="23" calcext:value-type="float">
            <text:p>23,00</text:p>
          </table:table-cell>
          <table:table-cell table:formula="of:=DAYS([.F10];[.C10])-[.D10]" office:value-type="float" office:value="0" calcext:value-type="float">
            <text:p>0</text:p>
          </table:table-cell>
          <table:table-cell office:value-type="date" office:date-value="2023-11-17" calcext:value-type="date">
            <text:p>17/11/23</text:p>
          </table:table-cell>
        </table:table-row>
        <table:table-row table:style-name="ro1">
          <table:table-cell office:value-type="string" calcext:value-type="string">
            <text:p>Diapo exposé (Elisa et Cedric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11-08" calcext:value-type="date">
            <text:p>08/11/23</text:p>
          </table:table-cell>
          <table:table-cell table:formula="of:=IF(TODAY()&gt;[.C11];IF(TODAY()&lt;[.F11];DAYS(TODAY();[.C11]);DAYS([.F11];[.C11]));0)" office:value-type="float" office:value="13" calcext:value-type="float">
            <text:p>13,00</text:p>
          </table:table-cell>
          <table:table-cell table:formula="of:=DAYS([.F11];[.C11])-[.D11]" office:value-type="float" office:value="0" calcext:value-type="float">
            <text:p>0</text:p>
          </table:table-cell>
          <table:table-cell office:value-type="date" office:date-value="2023-11-21" calcext:value-type="date">
            <text:p>21/11/23</text:p>
          </table:table-cell>
        </table:table-row>
        <table:table-row table:style-name="ro1">
          <table:table-cell office:value-type="string" calcext:value-type="string">
            <text:p>Rapport <text:s/>(Rayan, Adrian et Ibrahima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09-10" calcext:value-type="date">
            <text:p>10/09/23</text:p>
          </table:table-cell>
          <table:table-cell table:formula="of:=IF(TODAY()&gt;[.C12];IF(TODAY()&lt;[.F12];DAYS(TODAY();[.C12]);DAYS([.F12];[.C12]));0)" office:value-type="float" office:value="73" calcext:value-type="float">
            <text:p>73,00</text:p>
          </table:table-cell>
          <table:table-cell table:formula="of:=DAYS([.F12];[.C12])-[.D12]" office:value-type="float" office:value="0" calcext:value-type="float">
            <text:p>0</text:p>
          </table:table-cell>
          <table:table-cell office:value-type="date" office:date-value="2023-11-22" calcext:value-type="date">
            <text:p>22/11/23</text:p>
          </table:table-cell>
        </table:table-row>
        <table:table-row table:style-name="ro1">
          <table:table-cell office:value-type="string" calcext:value-type="string">
            <text:p>Mise en place du site (tout le monde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1-28" calcext:value-type="date">
            <text:p>28/01/24</text:p>
          </table:table-cell>
          <table:table-cell table:formula="of:=IF(TODAY()&gt;[.C13];IF(TODAY()&lt;[.F13];DAYS(TODAY();[.C13]);DAYS([.F13];[.C13]));0)" office:value-type="float" office:value="10" calcext:value-type="float">
            <text:p>10,00</text:p>
          </table:table-cell>
          <table:table-cell table:formula="of:=DAYS([.F13];[.C13])-[.D13]" office:value-type="float" office:value="93" calcext:value-type="float">
            <text:p>93</text:p>
          </table:table-cell>
          <table:table-cell office:value-type="date" office:date-value="2024-05-10" calcext:value-type="date">
            <text:p>10/05/24</text:p>
          </table:table-cell>
        </table:table-row>
        <table:table-row table:style-name="ro2">
          <table:table-cell office:value-type="string" calcext:value-type="string">
            <text:p>Mise en place base de données phpmyadmin(Rayan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4];IF(TODAY()&lt;[.F14];DAYS(TODAY();[.C14]);DAYS([.F14];[.C14]));0)" office:value-type="float" office:value="0" calcext:value-type="float">
            <text:p>0,00</text:p>
          </table:table-cell>
          <table:table-cell table:formula="of:=DAYS([.F14];[.C14])-[.D14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office:value-type="string" calcext:value-type="string">
            <text:p>css(Elisa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5];IF(TODAY()&lt;[.F15];DAYS(TODAY();[.C15]);DAYS([.F15];[.C15]));0)" office:value-type="float" office:value="0" calcext:value-type="float">
            <text:p>0,00</text:p>
          </table:table-cell>
          <table:table-cell table:formula="of:=DAYS([.F15];[.C15])-[.D15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table:style-name="ce5" office:value-type="string" calcext:value-type="string">
            <text:p>page d’acceuil(Rayan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6];IF(TODAY()&lt;[.F16];DAYS(TODAY();[.C16]);DAYS([.F16];[.C16]));0)" office:value-type="float" office:value="0" calcext:value-type="float">
            <text:p>0,00</text:p>
          </table:table-cell>
          <table:table-cell table:formula="of:=DAYS([.F16];[.C16])-[.D16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table:style-name="ce5" office:value-type="string" calcext:value-type="string">
            <text:p>page <text:s/>connexion/inscription(Cedric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7];IF(TODAY()&lt;[.F17];DAYS(TODAY();[.C17]);DAYS([.F17];[.C17]));0)" office:value-type="float" office:value="0" calcext:value-type="float">
            <text:p>0,00</text:p>
          </table:table-cell>
          <table:table-cell table:formula="of:=DAYS([.F17];[.C17])-[.D17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table:style-name="ce5" office:value-type="string" calcext:value-type="string">
            <text:p>page recherche(Adrian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8];IF(TODAY()&lt;[.F18];DAYS(TODAY();[.C18]);DAYS([.F18];[.C18]));0)" office:value-type="float" office:value="0" calcext:value-type="float">
            <text:p>0,00</text:p>
          </table:table-cell>
          <table:table-cell table:formula="of:=DAYS([.F18];[.C18])-[.D18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table:style-name="ce5" office:value-type="string" calcext:value-type="string">
            <text:p>page graphique(Ibrahima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9];IF(TODAY()&lt;[.F19];DAYS(TODAY();[.C19]);DAYS([.F19];[.C19]));0)" office:value-type="float" office:value="0" calcext:value-type="float">
            <text:p>0,00</text:p>
          </table:table-cell>
          <table:table-cell table:formula="of:=DAYS([.F19];[.C19])-[.D19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table:style-name="ce5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calcext:conditional-formats>
          <calcext:conditional-format calcext:target-range-address="Feuille1.B2:Feuille1.B21">
            <calcext:data-bar calcext:max-length="100" calcext:negative-color="#ff0000" calcext:positive-color="#00a933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09:28:08.8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1T00:12:55.779000000</meta:creation-date>
    <dc:date>2024-02-07T09:46:07.223000000</dc:date>
    <meta:editing-duration>PT2H10M11S</meta:editing-duration>
    <meta:editing-cycles>21</meta:editing-cycles>
    <meta:generator>LibreOffice/7.3.0.3$Windows_X86_64 LibreOffice_project/0f246aa12d0eee4a0f7adcefbf7c878fc2238db3</meta:generator>
    <meta:document-statistic meta:table-count="1" meta:cell-count="1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37">
      <style:chart-properties chart:display-label="true" chart:logarithmic="false" chart:minimum="45170" chart:maximum="45413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svg:stroke-color="#ffffff" draw:fill-color="#004586" draw:opacity="0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27cm" svg:height="9cm" xlink:href=".." xlink:type="simple" chart:class="chart:bar" chart:style-name="ch1">
        <chart:title svg:x="4.902cm" svg:y="0.316cm" chart:style-name="ch2">
          <text:p>Diagramme de Gantt</text:p>
        </chart:title>
        <chart:subtitle svg:x="5.572cm" svg:y="1.301cm" chart:style-name="ch3">
          <text:p>Gestion de Projet</text:p>
        </chart:subtitle>
        <chart:legend chart:legend-position="end" svg:x="11.993cm" svg:y="3.334cm" style:legend-expansion="custom" svg:width="2.065cm" svg:height="2.116cm" style:legend-expansion-aspect-ratio="0.975897920604915" chart:style-name="ch4"/>
        <chart:plot-area chart:style-name="ch5" table:cell-range-address="Feuille1.A2:Feuille1.A14 Feuille1.C1:Feuille1.E14" chart:data-source-has-labels="both" svg:x="1.285cm" svg:y="2.138cm" svg:width="10.273cm" svg:height="5.711cm">
          <chart:coordinate-region svg:x="7.706cm" svg:y="2.161cm" svg:width="3.424cm" svg:height="5.035cm"/>
          <chart:axis chart:dimension="x" chart:name="primary-x" chart:style-name="ch6" chartooo:axis-type="auto">
            <chartooo:date-scale/>
            <chart:title svg:x="0.451cm" svg:y="5.463cm" chart:style-name="ch7">
              <text:p>Dates</text:p>
            </chart:title>
            <chart:categories table:cell-range-address="Feuille1.A2:Feuille1.A14"/>
          </chart:axis>
          <chart:axis chart:dimension="y" chart:name="primary-y" chart:style-name="ch8">
            <chart:title svg:x="5.845cm" svg:y="8.029cm" chart:style-name="ch9">
              <text:p>Tâches</text:p>
            </chart:title>
            <chart:grid chart:style-name="ch10" chart:class="major"/>
          </chart:axis>
          <chart:series chart:style-name="ch11" chart:values-cell-range-address="Feuille1.C2:Feuille1.C14" chart:label-cell-address="Feuille1.C1:Feuille1.C1" chart:class="chart:bar">
            <chart:data-point chart:repeated="5"/>
            <chart:data-point chart:style-name="ch12" chart:repeated="2"/>
            <chart:data-point chart:repeated="6"/>
          </chart:series>
          <chart:series chart:style-name="ch13" chart:values-cell-range-address="Feuille1.D2:Feuille1.D14" chart:label-cell-address="Feuille1.D1:Feuille1.D1" chart:class="chart:bar">
            <chart:data-point chart:repeated="13"/>
          </chart:series>
          <chart:series chart:style-name="ch14" chart:values-cell-range-address="Feuille1.E2:Feuille1.E14" chart:label-cell-address="Feuille1.E1:Feuille1.E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 Début</text:p>
                <draw:g>
                  <svg:desc>Feuille1.C1:Feuille1.C1</svg:desc>
                </draw:g>
              </table:table-cell>
              <table:table-cell office:value-type="string">
                <text:p>Jours passé</text:p>
                <draw:g>
                  <svg:desc>Feuille1.D1:Feuille1.D1</svg:desc>
                </draw:g>
              </table:table-cell>
              <table:table-cell office:value-type="string">
                <text:p>Jours restant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oix du sujet (tout le monde)</text:p>
                <draw:g>
                  <svg:desc>Feuille1.A2:Feuille1.A14</svg:desc>
                </draw:g>
              </table:table-cell>
              <table:table-cell office:value-type="float" office:value="45179">
                <text:p>45179</text:p>
                <draw:g>
                  <svg:desc>Feuille1.C2:Feuille1.C14</svg:desc>
                </draw:g>
              </table:table-cell>
              <table:table-cell office:value-type="float" office:value="10">
                <text:p>10</text:p>
                <draw:g>
                  <svg:desc>Feuille1.D2:Feuille1.D14</svg:desc>
                </draw:g>
              </table:table-cell>
              <table:table-cell office:value-type="float" office:value="0">
                <text:p>0</text:p>
                <draw:g>
                  <svg:desc>Feuille1.E2:Feuille1.E14</svg:desc>
                </draw:g>
              </table:table-cell>
            </table:table-row>
            <table:table-row>
              <table:table-cell office:value-type="string">
                <text:p>Création du groupe (tout le monde)</text:p>
              </table:table-cell>
              <table:table-cell office:value-type="float" office:value="45182">
                <text:p>4518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scription du projet (tout le monde)</text:p>
              </table:table-cell>
              <table:table-cell office:value-type="float" office:value="45189">
                <text:p>4518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ithub du projet (Rayan)</text:p>
              </table:table-cell>
              <table:table-cell office:value-type="float" office:value="45189">
                <text:p>4518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 d’utilisation (tout le monde)</text:p>
              </table:table-cell>
              <table:table-cell office:value-type="float" office:value="45196">
                <text:p>4519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quettes (tout le monde)</text:p>
              </table:table-cell>
              <table:table-cell office:value-type="float" office:value="45203">
                <text:p>4520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CD / MOD (Elisa et Rayan)</text:p>
              </table:table-cell>
              <table:table-cell office:value-type="float" office:value="45210">
                <text:p>452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vas (Rayan,Adrian, Ibrahima)</text:p>
              </table:table-cell>
              <table:table-cell office:value-type="float" office:value="45212">
                <text:p>452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agramme de gantt (Elisa,Cedric et Rayan)</text:p>
              </table:table-cell>
              <table:table-cell office:value-type="float" office:value="45224">
                <text:p>452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apo exposé (Elisa et Cedric)</text:p>
              </table:table-cell>
              <table:table-cell office:value-type="float" office:value="45238">
                <text:p>4523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pport  (Rayan, Adrian et Ibrahima)</text:p>
              </table:table-cell>
              <table:table-cell office:value-type="float" office:value="45179">
                <text:p>45179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e en place du site (tout le monde)</text:p>
              </table:table-cell>
              <table:table-cell office:value-type="float" office:value="45319">
                <text:p>45319</text:p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Mise en place base de données phpmyadmin(Rayan)</text:p>
              </table:table-cell>
              <table:table-cell office:value-type="float" office:value="45329">
                <text:p>4532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